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ute_A.m4a.left.mp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COM.MICROSOFT.NORM.DIST([.A2];AVERAGE([.$A$2:.$A$1851]);STDEV([.$A$2:.$A$1851]);0)" office:value-type="float" office:value="0.0111966600520577" calcext:value-type="float">
            <text:p>0.011196660052057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4T16:08:02.247030350</dc:date>
    <meta:editing-duration>PT9M24S</meta:editing-duration>
    <meta:editing-cycles>1</meta:editing-cycles>
    <meta:document-statistic meta:table-count="1" meta:cell-count="1852" meta:object-count="0"/>
    <meta:generator>LibreOffice/7.3.1.3$Linux_X86_64 LibreOffice_project/30$Build-3</meta:generator>
  </office:meta>
</office:document-meta>
</file>